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132cm" style:rel-column-width="4365*"/>
    </style:style>
    <style:style style:name="Tableau1.B" style:family="table-column">
      <style:table-column-properties style:column-width="1.134cm" style:rel-column-width="4372*"/>
    </style:style>
    <style:style style:name="Tableau1.O" style:family="table-column">
      <style:table-column-properties style:column-width="1.136cm" style:rel-column-width="4376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O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O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color="#000000" style:font-name="Calibri"/>
    </style:style>
    <style:style style:name="P2" style:family="paragraph" style:parent-style-name="Standard">
      <style:text-properties fo:color="#000000" style:font-name="Calibri" fo:font-size="13pt" style:text-underline-style="none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fo:color="#000000" style:font-name="Calibri" fo:font-size="13pt" style:text-underline-style="none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fo:color="#000000" style:font-name="Calibri" fo:font-size="13pt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color="#000000" style:font-name="Calibri" fo:font-size="12pt" style:text-underline-style="none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Calibri" fo:font-size="12pt" style:text-underline-style="non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00" style:font-name="Calibri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3pt" style:text-underline-style="none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3pt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Calibri" fo:font-size="13pt" style:font-size-asian="13pt" style:font-size-complex="13pt"/>
    </style:style>
    <style:style style:name="P11" style:family="paragraph" style:parent-style-name="Table_20_Contents">
      <style:text-properties fo:color="#000000" style:font-name="Calibri" fo:font-size="13pt" style:text-underline-style="none" style:font-size-asian="13pt" style:font-size-complex="13pt"/>
    </style:style>
    <style:style style:name="P12" style:family="paragraph" style:parent-style-name="Table_20_Contents">
      <style:paragraph-properties fo:text-align="justify" style:justify-single-word="false"/>
      <style:text-properties fo:color="#000000" style:font-name="Calibri" fo:font-size="13pt" style:text-underline-style="solid" style:text-underline-width="auto" style:text-underline-color="font-color" style:font-size-asian="13pt" style:font-size-complex="13pt"/>
    </style:style>
    <style:style style:name="P13" style:family="paragraph" style:parent-style-name="Table_20_Contents">
      <style:text-properties fo:color="#000000" style:font-name="Calibri" fo:font-size="12p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color="#000000" style:font-name="Calibri"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Table_20_Contents">
      <style:text-properties fo:color="#000000" style:font-name="Calibri" fo:font-size="12pt" style:text-underline-style="none" style:font-size-asian="12pt" style:font-size-complex="12pt"/>
    </style:style>
    <style:style style:name="P16" style:family="paragraph" style:parent-style-name="Standard" style:list-style-name="L1">
      <style:text-properties fo:color="#000000" style:font-name="Calibri" fo:font-size="14pt" style:text-underline-style="solid" style:text-underline-width="auto" style:text-underline-color="font-color" style:font-size-asian="14pt" style:font-size-complex="14pt"/>
    </style:style>
    <style:style style:name="P17" style:family="paragraph" style:parent-style-name="Standard" style:list-style-name="L2">
      <style:text-properties fo:color="#000000" style:font-name="Calibri" fo:font-size="14pt" style:text-underline-style="solid" style:text-underline-width="auto" style:text-underline-color="font-color" style:font-size-asian="14pt" style:font-size-complex="14pt"/>
    </style:style>
    <style:style style:name="P18" style:family="paragraph" style:parent-style-name="Standard" style:list-style-name="L2">
      <style:paragraph-properties fo:text-align="justify" style:justify-single-word="false"/>
      <style:text-properties fo:color="#000000" style:font-name="Calibri" fo:font-size="14pt" style:text-underline-style="solid" style:text-underline-width="auto" style:text-underline-color="font-color" style:font-size-asian="14pt" style:font-size-complex="14pt"/>
    </style:style>
    <style:style style:name="P19" style:family="paragraph" style:parent-style-name="Standard" style:list-style-name="L1">
      <style:paragraph-properties fo:text-align="justify" style:justify-single-word="false"/>
      <style:text-properties fo:color="#000000" style:font-name="Calibri" fo:font-size="14pt" style:text-underline-style="solid" style:text-underline-width="auto" style:text-underline-color="font-color" style:font-size-asian="14pt" style:font-size-complex="14pt"/>
    </style:style>
    <style:style style:name="P20" style:family="paragraph" style:parent-style-name="Standard" style:list-style-name="">
      <style:paragraph-properties fo:text-align="justify" style:justify-single-word="false"/>
      <style:text-properties fo:color="#000000" style:font-name="Calibri" fo:font-size="14pt" style:text-underline-style="solid" style:text-underline-width="auto" style:text-underline-color="font-color" style:font-size-asian="14pt" style:font-size-complex="14pt"/>
    </style:style>
    <style:style style:name="P21" style:family="paragraph" style:parent-style-name="Standard" style:list-style-name="L4">
      <style:paragraph-properties fo:text-align="justify" style:justify-single-word="false"/>
      <style:text-properties fo:color="#000000" style:font-name="Calibri" fo:font-size="13pt" fo:font-style="italic" style:text-underline-style="none" style:font-size-asian="13pt" style:font-style-asian="italic" style:font-size-complex="13pt" style:font-style-complex="italic"/>
    </style:style>
    <style:style style:name="P22" style:family="paragraph" style:parent-style-name="Standard" style:list-style-name="L5">
      <style:paragraph-properties fo:text-align="justify" style:justify-single-word="false"/>
      <style:text-properties fo:color="#000000" style:font-name="Calibri" fo:font-size="13pt" fo:font-style="italic" style:text-underline-style="none" style:font-size-asian="13pt" style:font-style-asian="italic" style:font-size-complex="13pt" style:font-style-complex="italic"/>
    </style:style>
    <style:style style:name="P23" style:family="paragraph" style:parent-style-name="Standard" style:list-style-name="L6">
      <style:paragraph-properties fo:text-align="justify" style:justify-single-word="false"/>
      <style:text-properties fo:color="#000000" style:font-name="Calibri" fo:font-size="13pt" fo:font-style="italic" style:text-underline-style="none" style:font-size-asian="13pt" style:font-style-asian="italic" style:font-size-complex="13pt" style:font-style-complex="italic"/>
    </style:style>
    <style:style style:name="P24" style:family="paragraph" style:parent-style-name="Standard" style:list-style-name="L7">
      <style:paragraph-properties fo:text-align="start" style:justify-single-word="false"/>
      <style:text-properties fo:color="#000000" style:font-name="Calibri" fo:font-size="13pt" fo:font-style="italic" style:text-underline-style="none" style:font-size-asian="13pt" style:font-style-asian="italic" style:font-size-complex="13pt" style:font-style-complex="italic"/>
    </style:style>
    <style:style style:name="P25" style:family="paragraph" style:parent-style-name="Standard" style:list-style-name="L1">
      <style:paragraph-properties fo:text-align="justify" style:justify-single-word="false" fo:break-before="page"/>
      <style:text-properties fo:color="#000000" style:font-name="Calibri" fo:font-size="14pt" style:text-underline-style="solid" style:text-underline-width="auto" style:text-underline-color="font-color" style:font-size-asian="14pt" style:font-size-complex="14pt"/>
    </style:style>
    <style:style style:name="P26" style:family="paragraph" style:parent-style-name="Table_20_Contents" style:list-style-name="L2">
      <style:text-properties fo:color="#000000" style:font-name="Calibri" fo:font-size="14pt" style:text-underline-style="solid" style:text-underline-width="auto" style:text-underline-color="font-color" style:font-size-asian="14pt" style:font-size-complex="14pt"/>
    </style:style>
    <style:style style:name="P27" style:family="paragraph" style:parent-style-name="Table_20_Contents" style:list-style-name="L2">
      <style:paragraph-properties fo:text-align="justify" style:justify-single-word="false"/>
      <style:text-properties fo:color="#000000" style:font-name="Calibri" fo:font-size="14pt" style:text-underline-style="solid" style:text-underline-width="auto" style:text-underline-color="font-color" style:font-size-asian="14pt" style:font-size-complex="14pt"/>
    </style:style>
    <style:style style:name="P28" style:family="paragraph" style:parent-style-name="Table_20_Contents" style:list-style-name="L3">
      <style:text-properties fo:color="#000000" style:font-name="Calibri" fo:font-size="13pt" fo:font-style="italic" style:font-size-asian="13pt" style:font-style-asian="italic" style:font-size-complex="13pt" style:font-style-complex="italic"/>
    </style:style>
    <style:style style:name="P29" style:family="paragraph" style:parent-style-name="Table_20_Contents" style:list-style-name="L3">
      <style:text-properties fo:color="#000000" style:font-name="Calibri" fo:font-size="13pt" fo:font-style="italic" style:text-underline-style="none" style:font-size-asian="13pt" style:font-style-asian="italic" style:font-size-complex="13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 Bretagne et ses secrets</text:p>
      <text:p text:style-name="P1"/>
      <text:list xml:id="list4141641366" text:style-name="L1">
        <text:list-item>
          <text:p text:style-name="P16">Découvrons ensemble la Bretagne : Complète les phrases !</text:p>
        </text:list-item>
      </text:list>
      <text:list xml:id="list1078377597" text:style-name="L2">
        <text:list-item>
          <text:p text:style-name="P26">Les lieux :</text:p>
        </text:list-item>
      </text:list>
      <text:list xml:id="list430359087" text:style-name="L3">
        <text:list-item>
          <text:p text:style-name="P28">La foret de Brocéliande</text:p>
        </text:list-item>
      </text:list>
      <text:p text:style-name="P13">La forêt de Brocéliande est un lieu mythique des <text:span text:style-name="T1"><text:tab/><text:tab/><text:tab/><text:tab/><text:tab/><text:tab/><text:tab/><text:tab/><text:tab/><text:tab/><text:tab/><text:tab/><text:tab/><text:tab/><text:tab/><text:tab/><text:tab/><text:tab/><text:tab/><text:tab/></text:span></text:p>
      <text:list xml:id="list154849081063692" text:continue-numbering="true" text:style-name="L3">
        <text:list-item>
          <text:p text:style-name="P28">L<text:span text:style-name="T3">a pointe de la Torche</text:span></text:p>
        </text:list-item>
      </text:list>
      <text:p text:style-name="P13"><text:span text:style-name="T3">Que peux-tu faire à la pointe de la Torche : </text:span><text:span text:style-name="T1"><text:tab/><text:tab/><text:tab/><text:tab/><text:tab/><text:tab/><text:tab/><text:tab/></text:span></text:p>
      <text:list xml:id="list154849848576877" text:continue-numbering="true" text:style-name="L3">
        <text:list-item>
          <text:p text:style-name="P29">Le pays de Fougères</text:p>
        </text:list-item>
      </text:list>
      <text:p text:style-name="P15">Que peux-tu découvrir à Fougères : <text:span text:style-name="T1"><text:tab/><text:tab/><text:tab/><text:tab/><text:tab/><text:tab/><text:tab/><text:tab/><text:tab/></text:span></text:p>
      <text:p text:style-name="P11"/>
      <text:list xml:id="list154849708240136" text:continue-list="list1078377597" text:style-name="L2">
        <text:list-item>
          <text:p text:style-name="P17">Les villes :</text:p>
        </text:list-item>
      </text:list>
      <text:list xml:id="list1813752905" text:style-name="L4">
        <text:list-item>
          <text:p text:style-name="P21">Rennes</text:p>
        </text:list-item>
      </text:list>
      <text:p text:style-name="P6">Rennes est connue pour : <text:span text:style-name="T1"><text:tab/><text:tab/><text:tab/><text:tab/><text:tab/><text:tab/><text:tab/><text:tab/><text:tab/><text:tab/></text:span></text:p>
      <text:list xml:id="list154849366232795" text:continue-numbering="true" text:style-name="L4">
        <text:list-item>
          <text:p text:style-name="P21">Carnac</text:p>
        </text:list-item>
      </text:list>
      <text:p text:style-name="P6">Que peux-tu visiter à Carnac : <text:span text:style-name="T1"><text:tab/><text:tab/><text:tab/><text:tab/><text:tab/><text:tab/><text:tab/><text:tab/><text:tab/></text:span></text:p>
      <text:list xml:id="list154850578207345" text:continue-numbering="true" text:style-name="L4">
        <text:list-item>
          <text:p text:style-name="P21">L'île de Gavrinis</text:p>
        </text:list-item>
      </text:list>
      <text:p text:style-name="P6">Que peux-tu voir sur l'ïle de Gavrinis : <text:span text:style-name="T1"><text:tab/><text:tab/><text:tab/><text:tab/><text:tab/><text:tab/><text:tab/><text:tab/></text:span></text:p>
      <text:p text:style-name="P3"/>
      <text:list xml:id="list154850772529851" text:continue-list="list154849708240136" text:style-name="L2">
        <text:list-item>
          <text:p text:style-name="P18">Les légendes :</text:p>
        </text:list-item>
      </text:list>
      <text:list xml:id="list762336348" text:style-name="L5">
        <text:list-item>
          <text:p text:style-name="P22">Arthur et les chevaliers de la Table Ronde</text:p>
        </text:list-item>
      </text:list>
      <text:p text:style-name="P6">Que cherchent Arthur et les chevaliers de la Table Ronde : <text:span text:style-name="T1"><text:tab/><text:tab/><text:tab/><text:tab/><text:tab/></text:span></text:p>
      <text:list xml:id="list154850227286956" text:continue-numbering="true" text:style-name="L5">
        <text:list-item>
          <text:p text:style-name="P22">Le Korrigan</text:p>
        </text:list-item>
      </text:list>
      <text:p text:style-name="P6">C'est quoi un Korrigan : <text:span text:style-name="T1"><text:tab/><text:tab/><text:tab/><text:tab/><text:tab/><text:tab/><text:tab/><text:tab/><text:tab/><text:tab/></text:span></text:p>
      <text:list xml:id="list154850965621914" text:continue-numbering="true" text:style-name="L5">
        <text:list-item>
          <text:p text:style-name="P22">La ville d'Ys</text:p>
        </text:list-item>
      </text:list>
      <text:p text:style-name="P6">Comment s'appelle la fille du roi : <text:span text:style-name="T1"><text:tab/><text:tab/><text:tab/><text:tab/><text:tab/><text:tab/><text:tab/><text:tab/><text:tab/></text:span></text:p>
      <text:p text:style-name="P12"/>
      <text:list xml:id="list154849949248369" text:continue-list="list154850772529851" text:style-name="L2">
        <text:list-item>
          <text:p text:style-name="P27">La gastronomie :</text:p>
        </text:list-item>
      </text:list>
      <text:list xml:id="list946275754" text:style-name="L6">
        <text:list-item>
          <text:p text:style-name="P23">Le gâteau breton</text:p>
        </text:list-item>
      </text:list>
      <text:p text:style-name="P6">De quoi est composé le gâteau breton : <text:span text:style-name="T1"><text:tab/><text:tab/><text:tab/><text:tab/><text:tab/><text:tab/><text:tab/><text:tab/></text:span></text:p>
      <text:list xml:id="list154849146743410" text:continue-numbering="true" text:style-name="L6">
        <text:list-item>
          <text:p text:style-name="P23">Le caramel au beurre salé</text:p>
        </text:list-item>
      </text:list>
      <text:p text:style-name="P6">Sous quelle forme peut-on trouver le caramel au beurre salé : <text:span text:style-name="T1"><text:tab/><text:tab/><text:tab/><text:tab/><text:tab/></text:span></text:p>
      <text:list xml:id="list154849687503451" text:continue-numbering="true" text:style-name="L6">
        <text:list-item>
          <text:p text:style-name="P23">Le Kig-ha-Farz</text:p>
        </text:list-item>
      </text:list>
      <text:p text:style-name="P6">Que veut dire Kig-ha-Farz : <text:span text:style-name="T1"><text:tab/><text:tab/><text:tab/><text:tab/><text:tab/><text:tab/><text:tab/><text:tab/><text:tab/><text:tab/></text:span></text:p>
      <text:p text:style-name="P14"/>
      <text:list xml:id="list154850878584659" text:continue-list="list154849949248369" text:style-name="L2">
        <text:list-item>
          <text:p text:style-name="P27">Les activités :</text:p>
        </text:list-item>
      </text:list>
      <text:list xml:id="list3550876920" text:style-name="L7">
        <text:list-item>
          <text:p text:style-name="P24">Le grand aquarium de Saint Malo</text:p>
        </text:list-item>
      </text:list>
      <text:p text:style-name="P5">Combien d'espèces de poissons peux-tu découvrir à l'aquarium : <text:span text:style-name="T1"><text:tab/><text:tab/><text:tab/><text:tab/><text:tab/></text:span></text:p>
      <text:list xml:id="list154850223726257" text:continue-numbering="true" text:style-name="L7">
        <text:list-item>
          <text:p text:style-name="P24">Dinan et la Fête des Remparts</text:p>
        </text:list-item>
      </text:list>
      <text:p text:style-name="P5">Qu'est-ce que tu peux voir à Dinan (1 réponse) : <text:span text:style-name="T1"><text:tab/><text:tab/><text:tab/><text:tab/><text:tab/><text:tab/><text:tab/></text:span></text:p>
      <text:list xml:id="list154849561003723" text:continue-numbering="true" text:style-name="L7">
        <text:list-item>
          <text:p text:style-name="P24">L'écomusée des Monts d'Arrée</text:p>
        </text:list-item>
      </text:list>
      <text:p text:style-name="P5">De quoi est constitué l'écomusée des Monts d'Arée : <text:span text:style-name="T1"><text:tab/><text:tab/><text:tab/><text:tab/><text:tab/><text:tab/><text:tab/><text:tab/><text:tab/><text:tab/><text:tab/><text:tab/><text:tab/><text:tab/><text:tab/><text:tab/><text:tab/><text:tab/><text:tab/></text:span></text:p>
      <text:p text:style-name="P2"/>
      <text:p text:style-name="P20"/>
      <text:list xml:id="list154849845008134" text:continue-list="list4141641366" text:style-name="L1">
        <text:list-item>
          <text:p text:style-name="P25">Le vocabulaire :</text:p>
        </text:list-item>
      </text:list>
      <text:p text:style-name="P3"/>
      <text:p text:style-name="P3"><text:span text:style-name="T2">Le patrimoine:</text:span> die Vermögensmasse ou das Bildungsgut.</text:p>
      <text:p text:style-name="P3"><text:span text:style-name="T2">Le centre de l'imaginaire Arthurien: </text:span>un endroit où on parle beaucoup de la légende du roi Arthur.</text:p>
      <text:p text:style-name="P8"><text:span text:style-name="T2">Abyssale:</text:span> très profonde.</text:p>
      <text:p text:style-name="P3"><text:span text:style-name="T2">Tropicale:</text:span> très chaude.</text:p>
      <text:p text:style-name="P9"><text:span text:style-name="T2">Espiègle:</text:span> une personne qui aime faire des farces, des blagues.</text:p>
      <text:p text:style-name="P3"><text:span text:style-name="T2">Ensorceler:</text:span> jeter un sort.</text:p>
      <text:p text:style-name="P3"><text:span text:style-name="T2">La pâte à tartiner:</text:span> par exemple, le Nutella est une pâte à tartiner.</text:p>
      <text:p text:style-name="P9"><text:span text:style-name="T2">Le Cairn:</text:span> un tas de terre et de pierre recouvrant un tombeau.</text:p>
      <text:p text:style-name="P9"><text:span text:style-name="T2">Mégalithe:</text:span> monument préhistoire qui est composé d'un ou de plusieurs blocs de pierre.</text:p>
      <text:p text:style-name="P9"><text:span text:style-name="T2">Un monument:</text:span> das Gebäude.</text:p>
      <text:p text:style-name="P3"><text:span text:style-name="T2">Un dolmen:</text:span> construction de pierres.</text:p>
      <text:p text:style-name="P3"><text:span text:style-name="T2">Un meunier:</text:span> une personne qui a un moulin et qui fait de la farine.</text:p>
      <text:p text:style-name="P3"/>
      <text:list xml:id="list154849027246789" text:continue-numbering="true" text:style-name="L1">
        <text:list-item>
          <text:p text:style-name="P19">Place au jeu !</text:p>
        </text:list-item>
      </text:list>
      <text:p text:style-name="P4"/>
      <text:p text:style-name="P4">Retrouve les mots dans la grille !</text:p>
      <text:p text:style-name="P4"/>
      <text:p text:style-name="P4">Brocéliande / Torche / Fougères / Rennes / Carnac / Gavrinis / Table Ronde / Korrigan / Caramel / Aquarium / Dinan / Remparts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O"/>
        <table:table-row>
          <table:table-cell table:style-name="Tableau1.A1" office:value-type="string">
            <text:p text:style-name="P10">A</text:p>
          </table:table-cell>
          <table:table-cell table:style-name="Tableau1.A1" office:value-type="string">
            <text:p text:style-name="P10">H</text:p>
          </table:table-cell>
          <table:table-cell table:style-name="Tableau1.A1" office:value-type="string">
            <text:p text:style-name="P10">L</text:p>
          </table:table-cell>
          <table:table-cell table:style-name="Tableau1.A1" office:value-type="string">
            <text:p text:style-name="P10">N</text:p>
          </table:table-cell>
          <table:table-cell table:style-name="Tableau1.A1" office:value-type="string">
            <text:p text:style-name="P10">G</text:p>
          </table:table-cell>
          <table:table-cell table:style-name="Tableau1.A1" office:value-type="string">
            <text:p text:style-name="P10">F</text:p>
          </table:table-cell>
          <table:table-cell table:style-name="Tableau1.A1" office:value-type="string">
            <text:p text:style-name="P10">O</text:p>
          </table:table-cell>
          <table:table-cell table:style-name="Tableau1.A1" office:value-type="string">
            <text:p text:style-name="P10">C</text:p>
          </table:table-cell>
          <table:table-cell table:style-name="Tableau1.A1" office:value-type="string">
            <text:p text:style-name="P10">D</text:p>
          </table:table-cell>
          <table:table-cell table:style-name="Tableau1.A1" office:value-type="string">
            <text:p text:style-name="P10">S</text:p>
          </table:table-cell>
          <table:table-cell table:style-name="Tableau1.A1" office:value-type="string">
            <text:p text:style-name="P10">M</text:p>
          </table:table-cell>
          <table:table-cell table:style-name="Tableau1.A1" office:value-type="string">
            <text:p text:style-name="P10">O</text:p>
          </table:table-cell>
          <table:table-cell table:style-name="Tableau1.A1" office:value-type="string">
            <text:p text:style-name="P10">P</text:p>
          </table:table-cell>
          <table:table-cell table:style-name="Tableau1.A1" office:value-type="string">
            <text:p text:style-name="P10">Q</text:p>
          </table:table-cell>
          <table:table-cell table:style-name="Tableau1.O1" office:value-type="string">
            <text:p text:style-name="P10">A</text:p>
          </table:table-cell>
        </table:table-row>
        <table:table-row>
          <table:table-cell table:style-name="Tableau1.A2" office:value-type="string">
            <text:p text:style-name="P10">K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G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C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Q</text:p>
          </table:table-cell>
          <table:table-cell table:style-name="Tableau1.O2" office:value-type="string">
            <text:p text:style-name="P10">Z</text:p>
          </table:table-cell>
        </table:table-row>
        <table:table-row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P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J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Y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D</text:p>
          </table:table-cell>
          <table:table-cell table:style-name="Tableau1.A2" office:value-type="string">
            <text:p text:style-name="P10">G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L</text:p>
          </table:table-cell>
          <table:table-cell table:style-name="Tableau1.O2" office:value-type="string">
            <text:p text:style-name="P10">N</text:p>
          </table:table-cell>
        </table:table-row>
        <table:table-row>
          <table:table-cell table:style-name="Tableau1.A2" office:value-type="string">
            <text:p text:style-name="P10">D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L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C</text:p>
          </table:table-cell>
          <table:table-cell table:style-name="Tableau1.A2" office:value-type="string">
            <text:p text:style-name="P10">D</text:p>
          </table:table-cell>
          <table:table-cell table:style-name="Tableau1.O2" office:value-type="string">
            <text:p text:style-name="P10">F</text:p>
          </table:table-cell>
        </table:table-row>
        <table:table-row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Q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J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H</text:p>
          </table:table-cell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G</text:p>
          </table:table-cell>
          <table:table-cell table:style-name="Tableau1.O2" office:value-type="string">
            <text:p text:style-name="P10">Q</text:p>
          </table:table-cell>
        </table:table-row>
        <table:table-row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J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G</text:p>
          </table:table-cell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D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B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A</text:p>
          </table:table-cell>
          <table:table-cell table:style-name="Tableau1.O2" office:value-type="string">
            <text:p text:style-name="P10">Y</text:p>
          </table:table-cell>
        </table:table-row>
        <table:table-row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V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X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Q</text:p>
          </table:table-cell>
          <table:table-cell table:style-name="Tableau1.A2" office:value-type="string">
            <text:p text:style-name="P10">J</text:p>
          </table:table-cell>
          <table:table-cell table:style-name="Tableau1.A2" office:value-type="string">
            <text:p text:style-name="P10">H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G</text:p>
          </table:table-cell>
          <table:table-cell table:style-name="Tableau1.A2" office:value-type="string">
            <text:p text:style-name="P10">P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V</text:p>
          </table:table-cell>
          <table:table-cell table:style-name="Tableau1.O2" office:value-type="string">
            <text:p text:style-name="P10">L</text:p>
          </table:table-cell>
        </table:table-row>
        <table:table-row>
          <table:table-cell table:style-name="Tableau1.A2" office:value-type="string">
            <text:p text:style-name="P10">B</text:p>
          </table:table-cell>
          <table:table-cell table:style-name="Tableau1.A2" office:value-type="string">
            <text:p text:style-name="P10">H</text:p>
          </table:table-cell>
          <table:table-cell table:style-name="Tableau1.A2" office:value-type="string">
            <text:p text:style-name="P10">Y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Y</text:p>
          </table:table-cell>
          <table:table-cell table:style-name="Tableau1.A2" office:value-type="string">
            <text:p text:style-name="P10">G</text:p>
          </table:table-cell>
          <table:table-cell table:style-name="Tableau1.A2" office:value-type="string">
            <text:p text:style-name="P10">G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D</text:p>
          </table:table-cell>
          <table:table-cell table:style-name="Tableau1.A2" office:value-type="string">
            <text:p text:style-name="P10">R</text:p>
          </table:table-cell>
          <table:table-cell table:style-name="Tableau1.O2" office:value-type="string">
            <text:p text:style-name="P10">S</text:p>
          </table:table-cell>
        </table:table-row>
        <table:table-row>
          <table:table-cell table:style-name="Tableau1.A2" office:value-type="string">
            <text:p text:style-name="P10">L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L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J</text:p>
          </table:table-cell>
          <table:table-cell table:style-name="Tableau1.A2" office:value-type="string">
            <text:p text:style-name="P10">H</text:p>
          </table:table-cell>
          <table:table-cell table:style-name="Tableau1.A2" office:value-type="string">
            <text:p text:style-name="P10">G</text:p>
          </table:table-cell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V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I</text:p>
          </table:table-cell>
          <table:table-cell table:style-name="Tableau1.O2" office:value-type="string">
            <text:p text:style-name="P10">L</text:p>
          </table:table-cell>
        </table:table-row>
        <table:table-row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D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H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K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C</text:p>
          </table:table-cell>
          <table:table-cell table:style-name="Tableau1.A2" office:value-type="string">
            <text:p text:style-name="P10">V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N</text:p>
          </table:table-cell>
          <table:table-cell table:style-name="Tableau1.O2" office:value-type="string">
            <text:p text:style-name="P10">E</text:p>
          </table:table-cell>
        </table:table-row>
        <table:table-row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B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C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L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D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I</text:p>
          </table:table-cell>
          <table:table-cell table:style-name="Tableau1.O2" office:value-type="string">
            <text:p text:style-name="P10">R</text:p>
          </table:table-cell>
        </table:table-row>
        <table:table-row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W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C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L</text:p>
          </table:table-cell>
          <table:table-cell table:style-name="Tableau1.A2" office:value-type="string">
            <text:p text:style-name="P10">K</text:p>
          </table:table-cell>
          <table:table-cell table:style-name="Tableau1.A2" office:value-type="string">
            <text:p text:style-name="P10">J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C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S</text:p>
          </table:table-cell>
          <table:table-cell table:style-name="Tableau1.O2" office:value-type="string">
            <text:p text:style-name="P10">G</text:p>
          </table:table-cell>
        </table:table-row>
        <table:table-row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Q</text:p>
          </table:table-cell>
          <table:table-cell table:style-name="Tableau1.A2" office:value-type="string">
            <text:p text:style-name="P10">H</text:p>
          </table:table-cell>
          <table:table-cell table:style-name="Tableau1.A2" office:value-type="string">
            <text:p text:style-name="P10">P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P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E</text:p>
          </table:table-cell>
          <table:table-cell table:style-name="Tableau1.O2" office:value-type="string">
            <text:p text:style-name="P10">R</text:p>
          </table:table-cell>
        </table:table-row>
        <table:table-row>
          <table:table-cell table:style-name="Tableau1.A2" office:value-type="string">
            <text:p text:style-name="P10">D</text:p>
          </table:table-cell>
          <table:table-cell table:style-name="Tableau1.A2" office:value-type="string">
            <text:p text:style-name="P10">V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P</text:p>
          </table:table-cell>
          <table:table-cell table:style-name="Tableau1.A2" office:value-type="string">
            <text:p text:style-name="P10">H</text:p>
          </table:table-cell>
          <table:table-cell table:style-name="Tableau1.A2" office:value-type="string">
            <text:p text:style-name="P10">G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V</text:p>
          </table:table-cell>
          <table:table-cell table:style-name="Tableau1.A2" office:value-type="string">
            <text:p text:style-name="P10">D</text:p>
          </table:table-cell>
          <table:table-cell table:style-name="Tableau1.O2" office:value-type="string">
            <text:p text:style-name="P10">S</text:p>
          </table:table-cell>
        </table:table-row>
        <table:table-row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G</text:p>
          </table:table-cell>
          <table:table-cell table:style-name="Tableau1.A2" office:value-type="string">
            <text:p text:style-name="P10">V</text:p>
          </table:table-cell>
          <table:table-cell table:style-name="Tableau1.A2" office:value-type="string">
            <text:p text:style-name="P10">C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Z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B</text:p>
          </table:table-cell>
          <table:table-cell table:style-name="Tableau1.A2" office:value-type="string">
            <text:p text:style-name="P10">Y</text:p>
          </table:table-cell>
          <table:table-cell table:style-name="Tableau1.A2" office:value-type="string">
            <text:p text:style-name="P10">C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B</text:p>
          </table:table-cell>
          <table:table-cell table:style-name="Tableau1.A2" office:value-type="string">
            <text:p text:style-name="P10">U</text:p>
          </table:table-cell>
          <table:table-cell table:style-name="Tableau1.O2" office:value-type="string">
            <text:p text:style-name="P10">T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udrey Deck</meta:initial-creator>
    <meta:creation-date>2018-12-05T10:48:03.13</meta:creation-date>
    <dc:date>2020-10-04T15:47:39.150000000</dc:date>
    <dc:creator>Audrey Deck</dc:creator>
    <meta:editing-duration>PT3H1M54S</meta:editing-duration>
    <meta:editing-cycles>8</meta:editing-cycles>
    <meta:generator>LibreOffice/6.3.2.2$Windows_X86_64 LibreOffice_project/98b30e735bda24bc04ab42594c85f7fd8be07b9c</meta:generator>
    <meta:document-statistic meta:table-count="1" meta:image-count="0" meta:object-count="0" meta:page-count="2" meta:paragraph-count="278" meta:word-count="596" meta:character-count="2303" meta:non-whitespace-character-count="1851"/>
  </office:meta>
</office:document-meta>
</file>